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</office:font-face-decls>
  <office:automatic-styles>
    <style:style style:name="T1" style:family="text">
      <style:text-properties officeooo:rsid="000d4b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
        <text:s/>
        <text:span text:style-name="T1">  </text:span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Mada" svg:font-family="Mada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Amiri" style:font-family-complex="Ami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miri" fo:font-family="Amiri" style:font-size-asian="12pt" style:font-name-complex="Mada" style:font-family-complex="Mad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miri" fo:font-family="Amiri" fo:font-size="12pt" fo:font-style="italic" style:font-size-asian="12pt" style:font-style-asian="italic" style:font-name-complex="Mada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miri" fo:font-family="Amiri" style:font-size-asian="12pt" style:font-name-complex="Mada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58:23.777415548</meta:creation-date>
    <dc:date>2018-04-25T13:45:36.868333785</dc:date>
    <meta:editing-duration>PT29S</meta:editing-duration>
    <meta:editing-cycles>2</meta:editing-cycles>
    <meta:generator>LibreOfficeDev/6.1.0.0.alpha0$Linux_X86_64 LibreOffice_project/2ab09f204d561faa08d1b6584927bf7a600639d4</meta:generator>
    <meta:document-statistic meta:table-count="0" meta:image-count="0" meta:object-count="0" meta:page-count="1" meta:paragraph-count="1" meta:word-count="0" meta:character-count="3" meta:non-whitespace-character-count="0"/>
  </office:meta>
</office:document-meta>
</file>